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8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Variatio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43" calcext:value-type="float">
            <text:p>4,243</text:p>
          </table:table-cell>
          <table:table-cell office:value-type="float" office:value="-8.316" calcext:value-type="float">
            <text:p>-8,316</text:p>
          </table:table-cell>
          <table:table-cell office:value-type="float" office:value="-10.038" calcext:value-type="float">
            <text:p>-10,038</text:p>
          </table:table-cell>
          <table:table-cell office:value-type="float" office:value="3.033" calcext:value-type="float">
            <text:p>3,033</text:p>
          </table:table-cell>
          <table:table-cell office:value-type="float" office:value="3.748" calcext:value-type="float">
            <text:p>3,74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9.598" calcext:value-type="float">
            <text:p>-19,598</text:p>
          </table:table-cell>
          <table:table-cell office:value-type="float" office:value="13.617" calcext:value-type="float">
            <text:p>13,617</text:p>
          </table:table-cell>
          <table:table-cell office:value-type="float" office:value="-48.226" calcext:value-type="float">
            <text:p>-48,226</text:p>
          </table:table-cell>
          <table:table-cell office:value-type="float" office:value="-100" calcext:value-type="float">
            <text:p>-100</text:p>
          </table:table-cell>
          <table:table-cell office:value-type="float" office:value="10.662" calcext:value-type="float">
            <text:p>10,662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9.598" calcext:value-type="float">
            <text:p>-19,598</text:p>
          </table:table-cell>
          <table:table-cell office:value-type="float" office:value="13.617" calcext:value-type="float">
            <text:p>13,617</text:p>
          </table:table-cell>
          <table:table-cell office:value-type="float" office:value="-48.226" calcext:value-type="float">
            <text:p>-48,226</text:p>
          </table:table-cell>
          <table:table-cell office:value-type="float" office:value="-100" calcext:value-type="float">
            <text:p>-100</text:p>
          </table:table-cell>
          <table:table-cell office:value-type="float" office:value="10.662" calcext:value-type="float">
            <text:p>10,662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9.598" calcext:value-type="float">
            <text:p>-19,598</text:p>
          </table:table-cell>
          <table:table-cell office:value-type="float" office:value="13.617" calcext:value-type="float">
            <text:p>13,617</text:p>
          </table:table-cell>
          <table:table-cell office:value-type="float" office:value="-48.226" calcext:value-type="float">
            <text:p>-48,226</text:p>
          </table:table-cell>
          <table:table-cell office:value-type="float" office:value="-100" calcext:value-type="float">
            <text:p>-100</text:p>
          </table:table-cell>
          <table:table-cell office:value-type="float" office:value="10.662" calcext:value-type="float">
            <text:p>10,662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9.598" calcext:value-type="float">
            <text:p>-19,598</text:p>
          </table:table-cell>
          <table:table-cell office:value-type="float" office:value="13.617" calcext:value-type="float">
            <text:p>13,617</text:p>
          </table:table-cell>
          <table:table-cell office:value-type="float" office:value="-48.226" calcext:value-type="float">
            <text:p>-48,226</text:p>
          </table:table-cell>
          <table:table-cell office:value-type="float" office:value="-100" calcext:value-type="float">
            <text:p>-100</text:p>
          </table:table-cell>
          <table:table-cell office:value-type="float" office:value="10.662" calcext:value-type="float">
            <text:p>10,662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9.598" calcext:value-type="float">
            <text:p>-19,598</text:p>
          </table:table-cell>
          <table:table-cell office:value-type="float" office:value="13.617" calcext:value-type="float">
            <text:p>13,617</text:p>
          </table:table-cell>
          <table:table-cell office:value-type="float" office:value="-48.226" calcext:value-type="float">
            <text:p>-48,226</text:p>
          </table:table-cell>
          <table:table-cell office:value-type="float" office:value="-100" calcext:value-type="float">
            <text:p>-100</text:p>
          </table:table-cell>
          <table:table-cell office:value-type="float" office:value="10.662" calcext:value-type="float">
            <text:p>10,662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2"/>
          <table:table-cell office:value-type="string" calcext:value-type="string">
            <text:p>simulation.count=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4.01" calcext:value-type="float">
            <text:p>-14,01</text:p>
          </table:table-cell>
          <table:table-cell office:value-type="float" office:value="-17.363" calcext:value-type="float">
            <text:p>-17,363</text:p>
          </table:table-cell>
          <table:table-cell office:value-type="float" office:value="-14.829" calcext:value-type="float">
            <text:p>-14,829</text:p>
          </table:table-cell>
          <table:table-cell office:value-type="float" office:value="-8.186" calcext:value-type="float">
            <text:p>-8,186</text:p>
          </table:table-cell>
          <table:table-cell office:value-type="float" office:value="5.294" calcext:value-type="float">
            <text:p>5,294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2"/>
          <table:table-cell office:value-type="string" calcext:value-type="string">
            <text:p>max.iteration.per.temperature=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4.01" calcext:value-type="float">
            <text:p>-14,01</text:p>
          </table:table-cell>
          <table:table-cell office:value-type="float" office:value="-17.363" calcext:value-type="float">
            <text:p>-17,363</text:p>
          </table:table-cell>
          <table:table-cell office:value-type="float" office:value="-14.829" calcext:value-type="float">
            <text:p>-14,829</text:p>
          </table:table-cell>
          <table:table-cell office:value-type="float" office:value="-8.186" calcext:value-type="float">
            <text:p>-8,186</text:p>
          </table:table-cell>
          <table:table-cell office:value-type="float" office:value="5.294" calcext:value-type="float">
            <text:p>5,294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2"/>
          <table:table-cell office:value-type="string" calcext:value-type="string">
            <text:p>dimensions=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4.01" calcext:value-type="float">
            <text:p>-14,01</text:p>
          </table:table-cell>
          <table:table-cell office:value-type="float" office:value="-17.363" calcext:value-type="float">
            <text:p>-17,363</text:p>
          </table:table-cell>
          <table:table-cell office:value-type="float" office:value="-14.829" calcext:value-type="float">
            <text:p>-14,829</text:p>
          </table:table-cell>
          <table:table-cell office:value-type="float" office:value="-8.186" calcext:value-type="float">
            <text:p>-8,186</text:p>
          </table:table-cell>
          <table:table-cell office:value-type="float" office:value="5.294" calcext:value-type="float">
            <text:p>5,294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2"/>
          <table:table-cell office:value-type="string" calcext:value-type="string">
            <text:p>mutations.range=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4.01" calcext:value-type="float">
            <text:p>-14,01</text:p>
          </table:table-cell>
          <table:table-cell office:value-type="float" office:value="-17.363" calcext:value-type="float">
            <text:p>-17,363</text:p>
          </table:table-cell>
          <table:table-cell office:value-type="float" office:value="-14.829" calcext:value-type="float">
            <text:p>-14,829</text:p>
          </table:table-cell>
          <table:table-cell office:value-type="float" office:value="-8.186" calcext:value-type="float">
            <text:p>-8,186</text:p>
          </table:table-cell>
          <table:table-cell office:value-type="float" office:value="5.294" calcext:value-type="float">
            <text:p>5,294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2"/>
          <table:table-cell office:value-type="string" calcext:value-type="string">
            <text:p>cooling=geometrycz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4.01" calcext:value-type="float">
            <text:p>-14,01</text:p>
          </table:table-cell>
          <table:table-cell office:value-type="float" office:value="-17.363" calcext:value-type="float">
            <text:p>-17,363</text:p>
          </table:table-cell>
          <table:table-cell office:value-type="float" office:value="-14.829" calcext:value-type="float">
            <text:p>-14,829</text:p>
          </table:table-cell>
          <table:table-cell office:value-type="float" office:value="-8.186" calcext:value-type="float">
            <text:p>-8,186</text:p>
          </table:table-cell>
          <table:table-cell office:value-type="float" office:value="5.294" calcext:value-type="float">
            <text:p>5,294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2"/>
          <table:table-cell office:value-type="string" calcext:value-type="string">
            <text:p>cooling.alpha=0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.01" calcext:value-type="float">
            <text:p>-14,01</text:p>
          </table:table-cell>
          <table:table-cell office:value-type="float" office:value="-17.363" calcext:value-type="float">
            <text:p>-17,363</text:p>
          </table:table-cell>
          <table:table-cell office:value-type="float" office:value="-14.829" calcext:value-type="float">
            <text:p>-14,829</text:p>
          </table:table-cell>
          <table:table-cell office:value-type="float" office:value="-8.186" calcext:value-type="float">
            <text:p>-8,186</text:p>
          </table:table-cell>
          <table:table-cell office:value-type="float" office:value="5.294" calcext:value-type="float">
            <text:p>5,294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2"/>
          <table:table-cell office:value-type="string" calcext:value-type="string">
            <text:p>temperature.start=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5.175" calcext:value-type="float">
            <text:p>-15,175</text:p>
          </table:table-cell>
          <table:table-cell office:value-type="float" office:value="-63.931" calcext:value-type="float">
            <text:p>-63,931</text:p>
          </table:table-cell>
          <table:table-cell office:value-type="float" office:value="-46.43" calcext:value-type="float">
            <text:p>-46,43</text:p>
          </table:table-cell>
          <table:table-cell office:value-type="float" office:value="-80.379" calcext:value-type="float">
            <text:p>-80,379</text:p>
          </table:table-cell>
          <table:table-cell office:value-type="float" office:value="10.705" calcext:value-type="float">
            <text:p>10,705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2"/>
          <table:table-cell office:value-type="string" calcext:value-type="string">
            <text:p>temperature.end=0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5.175" calcext:value-type="float">
            <text:p>-15,175</text:p>
          </table:table-cell>
          <table:table-cell office:value-type="float" office:value="-63.931" calcext:value-type="float">
            <text:p>-63,931</text:p>
          </table:table-cell>
          <table:table-cell office:value-type="float" office:value="-46.43" calcext:value-type="float">
            <text:p>-46,43</text:p>
          </table:table-cell>
          <table:table-cell office:value-type="float" office:value="-80.379" calcext:value-type="float">
            <text:p>-80,379</text:p>
          </table:table-cell>
          <table:table-cell office:value-type="float" office:value="10.705" calcext:value-type="float">
            <text:p>10,705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2"/>
          <table:table-cell office:value-type="string" calcext:value-type="string">
            <text:p>result.file=result-geometryczny-01.cs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5.175" calcext:value-type="float">
            <text:p>-15,175</text:p>
          </table:table-cell>
          <table:table-cell office:value-type="float" office:value="-63.931" calcext:value-type="float">
            <text:p>-63,931</text:p>
          </table:table-cell>
          <table:table-cell office:value-type="float" office:value="-46.43" calcext:value-type="float">
            <text:p>-46,43</text:p>
          </table:table-cell>
          <table:table-cell office:value-type="float" office:value="-80.379" calcext:value-type="float">
            <text:p>-80,379</text:p>
          </table:table-cell>
          <table:table-cell office:value-type="float" office:value="10.705" calcext:value-type="float">
            <text:p>10,705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2"/>
          <table:table-cell office:value-type="string" calcext:value-type="string">
            <text:p>k=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5.175" calcext:value-type="float">
            <text:p>-15,175</text:p>
          </table:table-cell>
          <table:table-cell office:value-type="float" office:value="-63.931" calcext:value-type="float">
            <text:p>-63,931</text:p>
          </table:table-cell>
          <table:table-cell office:value-type="float" office:value="-46.43" calcext:value-type="float">
            <text:p>-46,43</text:p>
          </table:table-cell>
          <table:table-cell office:value-type="float" office:value="-80.379" calcext:value-type="float">
            <text:p>-80,379</text:p>
          </table:table-cell>
          <table:table-cell office:value-type="float" office:value="10.705" calcext:value-type="float">
            <text:p>10,705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887" calcext:value-type="float">
            <text:p>5,887</text:p>
          </table:table-cell>
          <table:table-cell office:value-type="float" office:value="0.797" calcext:value-type="float">
            <text:p>0,797</text:p>
          </table:table-cell>
          <table:table-cell office:value-type="float" office:value="-9.515" calcext:value-type="float">
            <text:p>-9,515</text:p>
          </table:table-cell>
          <table:table-cell office:value-type="float" office:value="8.883" calcext:value-type="float">
            <text:p>8,883</text:p>
          </table:table-cell>
          <table:table-cell office:value-type="float" office:value="4.132" calcext:value-type="float">
            <text:p>4,132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887" calcext:value-type="float">
            <text:p>5,887</text:p>
          </table:table-cell>
          <table:table-cell office:value-type="float" office:value="0.797" calcext:value-type="float">
            <text:p>0,797</text:p>
          </table:table-cell>
          <table:table-cell office:value-type="float" office:value="-9.515" calcext:value-type="float">
            <text:p>-9,515</text:p>
          </table:table-cell>
          <table:table-cell office:value-type="float" office:value="8.883" calcext:value-type="float">
            <text:p>8,883</text:p>
          </table:table-cell>
          <table:table-cell office:value-type="float" office:value="4.132" calcext:value-type="float">
            <text:p>4,132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887" calcext:value-type="float">
            <text:p>5,887</text:p>
          </table:table-cell>
          <table:table-cell office:value-type="float" office:value="0.797" calcext:value-type="float">
            <text:p>0,797</text:p>
          </table:table-cell>
          <table:table-cell office:value-type="float" office:value="-9.515" calcext:value-type="float">
            <text:p>-9,515</text:p>
          </table:table-cell>
          <table:table-cell office:value-type="float" office:value="8.883" calcext:value-type="float">
            <text:p>8,883</text:p>
          </table:table-cell>
          <table:table-cell office:value-type="float" office:value="4.132" calcext:value-type="float">
            <text:p>4,132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0.706" calcext:value-type="float">
            <text:p>-80,706</text:p>
          </table:table-cell>
          <table:table-cell office:value-type="float" office:value="-23.561" calcext:value-type="float">
            <text:p>-23,561</text:p>
          </table:table-cell>
          <table:table-cell office:value-type="float" office:value="-87.889" calcext:value-type="float">
            <text:p>-87,889</text:p>
          </table:table-cell>
          <table:table-cell office:value-type="float" office:value="-76.818" calcext:value-type="float">
            <text:p>-76,818</text:p>
          </table:table-cell>
          <table:table-cell office:value-type="float" office:value="11.999" calcext:value-type="float">
            <text:p>11,99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0.706" calcext:value-type="float">
            <text:p>-80,706</text:p>
          </table:table-cell>
          <table:table-cell office:value-type="float" office:value="-23.561" calcext:value-type="float">
            <text:p>-23,561</text:p>
          </table:table-cell>
          <table:table-cell office:value-type="float" office:value="-87.889" calcext:value-type="float">
            <text:p>-87,889</text:p>
          </table:table-cell>
          <table:table-cell office:value-type="float" office:value="-76.818" calcext:value-type="float">
            <text:p>-76,818</text:p>
          </table:table-cell>
          <table:table-cell office:value-type="float" office:value="11.999" calcext:value-type="float">
            <text:p>11,99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0.706" calcext:value-type="float">
            <text:p>-80,706</text:p>
          </table:table-cell>
          <table:table-cell office:value-type="float" office:value="-23.561" calcext:value-type="float">
            <text:p>-23,561</text:p>
          </table:table-cell>
          <table:table-cell office:value-type="float" office:value="-87.889" calcext:value-type="float">
            <text:p>-87,889</text:p>
          </table:table-cell>
          <table:table-cell office:value-type="float" office:value="-76.818" calcext:value-type="float">
            <text:p>-76,818</text:p>
          </table:table-cell>
          <table:table-cell office:value-type="float" office:value="11.999" calcext:value-type="float">
            <text:p>11,99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0.706" calcext:value-type="float">
            <text:p>-80,706</text:p>
          </table:table-cell>
          <table:table-cell office:value-type="float" office:value="-23.561" calcext:value-type="float">
            <text:p>-23,561</text:p>
          </table:table-cell>
          <table:table-cell office:value-type="float" office:value="-87.889" calcext:value-type="float">
            <text:p>-87,889</text:p>
          </table:table-cell>
          <table:table-cell office:value-type="float" office:value="-76.818" calcext:value-type="float">
            <text:p>-76,818</text:p>
          </table:table-cell>
          <table:table-cell office:value-type="float" office:value="11.999" calcext:value-type="float">
            <text:p>11,99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0.706" calcext:value-type="float">
            <text:p>-80,706</text:p>
          </table:table-cell>
          <table:table-cell office:value-type="float" office:value="-23.561" calcext:value-type="float">
            <text:p>-23,561</text:p>
          </table:table-cell>
          <table:table-cell office:value-type="float" office:value="-87.889" calcext:value-type="float">
            <text:p>-87,889</text:p>
          </table:table-cell>
          <table:table-cell office:value-type="float" office:value="-76.818" calcext:value-type="float">
            <text:p>-76,818</text:p>
          </table:table-cell>
          <table:table-cell office:value-type="float" office:value="11.999" calcext:value-type="float">
            <text:p>11,99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7.761" calcext:value-type="float">
            <text:p>-57,761</text:p>
          </table:table-cell>
          <table:table-cell office:value-type="float" office:value="-69.204" calcext:value-type="float">
            <text:p>-69,204</text:p>
          </table:table-cell>
          <table:table-cell office:value-type="float" office:value="-29.183" calcext:value-type="float">
            <text:p>-29,183</text:p>
          </table:table-cell>
          <table:table-cell office:value-type="float" office:value="-61.405" calcext:value-type="float">
            <text:p>-61,405</text:p>
          </table:table-cell>
          <table:table-cell office:value-type="float" office:value="10.79" calcext:value-type="float">
            <text:p>10,7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7.761" calcext:value-type="float">
            <text:p>-57,761</text:p>
          </table:table-cell>
          <table:table-cell office:value-type="float" office:value="-69.204" calcext:value-type="float">
            <text:p>-69,204</text:p>
          </table:table-cell>
          <table:table-cell office:value-type="float" office:value="-29.183" calcext:value-type="float">
            <text:p>-29,183</text:p>
          </table:table-cell>
          <table:table-cell office:value-type="float" office:value="-61.405" calcext:value-type="float">
            <text:p>-61,405</text:p>
          </table:table-cell>
          <table:table-cell office:value-type="float" office:value="10.79" calcext:value-type="float">
            <text:p>10,7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57.761" calcext:value-type="float">
            <text:p>-57,761</text:p>
          </table:table-cell>
          <table:table-cell office:value-type="float" office:value="-69.204" calcext:value-type="float">
            <text:p>-69,204</text:p>
          </table:table-cell>
          <table:table-cell office:value-type="float" office:value="-29.183" calcext:value-type="float">
            <text:p>-29,183</text:p>
          </table:table-cell>
          <table:table-cell office:value-type="float" office:value="-61.405" calcext:value-type="float">
            <text:p>-61,405</text:p>
          </table:table-cell>
          <table:table-cell office:value-type="float" office:value="10.79" calcext:value-type="float">
            <text:p>10,7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57.761" calcext:value-type="float">
            <text:p>-57,761</text:p>
          </table:table-cell>
          <table:table-cell office:value-type="float" office:value="-69.204" calcext:value-type="float">
            <text:p>-69,204</text:p>
          </table:table-cell>
          <table:table-cell office:value-type="float" office:value="-29.183" calcext:value-type="float">
            <text:p>-29,183</text:p>
          </table:table-cell>
          <table:table-cell office:value-type="float" office:value="-61.405" calcext:value-type="float">
            <text:p>-61,405</text:p>
          </table:table-cell>
          <table:table-cell office:value-type="float" office:value="10.79" calcext:value-type="float">
            <text:p>10,7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00" calcext:value-type="float">
            <text:p>-100</text:p>
          </table:table-cell>
          <table:table-cell office:value-type="float" office:value="1.162" calcext:value-type="float">
            <text:p>1,162</text:p>
          </table:table-cell>
          <table:table-cell office:value-type="float" office:value="-44.934" calcext:value-type="float">
            <text:p>-44,934</text:p>
          </table:table-cell>
          <table:table-cell office:value-type="float" office:value="-63.717" calcext:value-type="float">
            <text:p>-63,717</text:p>
          </table:table-cell>
          <table:table-cell office:value-type="float" office:value="11.911" calcext:value-type="float">
            <text:p>11,911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00" calcext:value-type="float">
            <text:p>-100</text:p>
          </table:table-cell>
          <table:table-cell office:value-type="float" office:value="1.162" calcext:value-type="float">
            <text:p>1,162</text:p>
          </table:table-cell>
          <table:table-cell office:value-type="float" office:value="-44.934" calcext:value-type="float">
            <text:p>-44,934</text:p>
          </table:table-cell>
          <table:table-cell office:value-type="float" office:value="-63.717" calcext:value-type="float">
            <text:p>-63,717</text:p>
          </table:table-cell>
          <table:table-cell office:value-type="float" office:value="11.911" calcext:value-type="float">
            <text:p>11,911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  <table:table-cell office:value-type="float" office:value="1.162" calcext:value-type="float">
            <text:p>1,162</text:p>
          </table:table-cell>
          <table:table-cell office:value-type="float" office:value="-44.934" calcext:value-type="float">
            <text:p>-44,934</text:p>
          </table:table-cell>
          <table:table-cell office:value-type="float" office:value="-63.717" calcext:value-type="float">
            <text:p>-63,717</text:p>
          </table:table-cell>
          <table:table-cell office:value-type="float" office:value="11.911" calcext:value-type="float">
            <text:p>11,911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00" calcext:value-type="float">
            <text:p>-100</text:p>
          </table:table-cell>
          <table:table-cell office:value-type="float" office:value="1.162" calcext:value-type="float">
            <text:p>1,162</text:p>
          </table:table-cell>
          <table:table-cell office:value-type="float" office:value="-44.934" calcext:value-type="float">
            <text:p>-44,934</text:p>
          </table:table-cell>
          <table:table-cell office:value-type="float" office:value="-63.717" calcext:value-type="float">
            <text:p>-63,717</text:p>
          </table:table-cell>
          <table:table-cell office:value-type="float" office:value="11.911" calcext:value-type="float">
            <text:p>11,911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4.207" calcext:value-type="float">
            <text:p>-74,207</text:p>
          </table:table-cell>
          <table:table-cell office:value-type="float" office:value="-56.001" calcext:value-type="float">
            <text:p>-56,001</text:p>
          </table:table-cell>
          <table:table-cell office:value-type="float" office:value="-59.244" calcext:value-type="float">
            <text:p>-59,244</text:p>
          </table:table-cell>
          <table:table-cell office:value-type="float" office:value="-28.545" calcext:value-type="float">
            <text:p>-28,545</text:p>
          </table:table-cell>
          <table:table-cell office:value-type="float" office:value="10.768" calcext:value-type="float">
            <text:p>10,76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4.207" calcext:value-type="float">
            <text:p>-74,207</text:p>
          </table:table-cell>
          <table:table-cell office:value-type="float" office:value="-56.001" calcext:value-type="float">
            <text:p>-56,001</text:p>
          </table:table-cell>
          <table:table-cell office:value-type="float" office:value="-59.244" calcext:value-type="float">
            <text:p>-59,244</text:p>
          </table:table-cell>
          <table:table-cell office:value-type="float" office:value="-28.545" calcext:value-type="float">
            <text:p>-28,545</text:p>
          </table:table-cell>
          <table:table-cell office:value-type="float" office:value="10.768" calcext:value-type="float">
            <text:p>10,76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4.207" calcext:value-type="float">
            <text:p>-74,207</text:p>
          </table:table-cell>
          <table:table-cell office:value-type="float" office:value="-56.001" calcext:value-type="float">
            <text:p>-56,001</text:p>
          </table:table-cell>
          <table:table-cell office:value-type="float" office:value="-59.244" calcext:value-type="float">
            <text:p>-59,244</text:p>
          </table:table-cell>
          <table:table-cell office:value-type="float" office:value="-28.545" calcext:value-type="float">
            <text:p>-28,545</text:p>
          </table:table-cell>
          <table:table-cell office:value-type="float" office:value="10.768" calcext:value-type="float">
            <text:p>10,76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4.207" calcext:value-type="float">
            <text:p>-74,207</text:p>
          </table:table-cell>
          <table:table-cell office:value-type="float" office:value="-56.001" calcext:value-type="float">
            <text:p>-56,001</text:p>
          </table:table-cell>
          <table:table-cell office:value-type="float" office:value="-59.244" calcext:value-type="float">
            <text:p>-59,244</text:p>
          </table:table-cell>
          <table:table-cell office:value-type="float" office:value="-28.545" calcext:value-type="float">
            <text:p>-28,545</text:p>
          </table:table-cell>
          <table:table-cell office:value-type="float" office:value="10.768" calcext:value-type="float">
            <text:p>10,76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.991" calcext:value-type="float">
            <text:p>-5,991</text:p>
          </table:table-cell>
          <table:table-cell office:value-type="float" office:value="-10.768" calcext:value-type="float">
            <text:p>-10,768</text:p>
          </table:table-cell>
          <table:table-cell office:value-type="float" office:value="-8.195" calcext:value-type="float">
            <text:p>-8,195</text:p>
          </table:table-cell>
          <table:table-cell office:value-type="float" office:value="-13.52" calcext:value-type="float">
            <text:p>-13,52</text:p>
          </table:table-cell>
          <table:table-cell office:value-type="float" office:value="4.483" calcext:value-type="float">
            <text:p>4,483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.991" calcext:value-type="float">
            <text:p>-5,991</text:p>
          </table:table-cell>
          <table:table-cell office:value-type="float" office:value="-10.768" calcext:value-type="float">
            <text:p>-10,768</text:p>
          </table:table-cell>
          <table:table-cell office:value-type="float" office:value="-8.195" calcext:value-type="float">
            <text:p>-8,195</text:p>
          </table:table-cell>
          <table:table-cell office:value-type="float" office:value="-13.52" calcext:value-type="float">
            <text:p>-13,52</text:p>
          </table:table-cell>
          <table:table-cell office:value-type="float" office:value="4.483" calcext:value-type="float">
            <text:p>4,483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.991" calcext:value-type="float">
            <text:p>-5,991</text:p>
          </table:table-cell>
          <table:table-cell office:value-type="float" office:value="-10.768" calcext:value-type="float">
            <text:p>-10,768</text:p>
          </table:table-cell>
          <table:table-cell office:value-type="float" office:value="-8.195" calcext:value-type="float">
            <text:p>-8,195</text:p>
          </table:table-cell>
          <table:table-cell office:value-type="float" office:value="-13.52" calcext:value-type="float">
            <text:p>-13,52</text:p>
          </table:table-cell>
          <table:table-cell office:value-type="float" office:value="4.483" calcext:value-type="float">
            <text:p>4,483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0.166" calcext:value-type="float">
            <text:p>-80,166</text:p>
          </table:table-cell>
          <table:table-cell office:value-type="float" office:value="-51.87" calcext:value-type="float">
            <text:p>-51,87</text:p>
          </table:table-cell>
          <table:table-cell office:value-type="float" office:value="-57.368" calcext:value-type="float">
            <text:p>-57,368</text:p>
          </table:table-cell>
          <table:table-cell office:value-type="float" office:value="20.294" calcext:value-type="float">
            <text:p>20,294</text:p>
          </table:table-cell>
          <table:table-cell office:value-type="float" office:value="10.669" calcext:value-type="float">
            <text:p>10,66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0.166" calcext:value-type="float">
            <text:p>-80,166</text:p>
          </table:table-cell>
          <table:table-cell office:value-type="float" office:value="-51.87" calcext:value-type="float">
            <text:p>-51,87</text:p>
          </table:table-cell>
          <table:table-cell office:value-type="float" office:value="-57.368" calcext:value-type="float">
            <text:p>-57,368</text:p>
          </table:table-cell>
          <table:table-cell office:value-type="float" office:value="20.294" calcext:value-type="float">
            <text:p>20,294</text:p>
          </table:table-cell>
          <table:table-cell office:value-type="float" office:value="10.669" calcext:value-type="float">
            <text:p>10,66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0.166" calcext:value-type="float">
            <text:p>-80,166</text:p>
          </table:table-cell>
          <table:table-cell office:value-type="float" office:value="-51.87" calcext:value-type="float">
            <text:p>-51,87</text:p>
          </table:table-cell>
          <table:table-cell office:value-type="float" office:value="-57.368" calcext:value-type="float">
            <text:p>-57,368</text:p>
          </table:table-cell>
          <table:table-cell office:value-type="float" office:value="20.294" calcext:value-type="float">
            <text:p>20,294</text:p>
          </table:table-cell>
          <table:table-cell office:value-type="float" office:value="10.669" calcext:value-type="float">
            <text:p>10,66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0.166" calcext:value-type="float">
            <text:p>-80,166</text:p>
          </table:table-cell>
          <table:table-cell office:value-type="float" office:value="-51.87" calcext:value-type="float">
            <text:p>-51,87</text:p>
          </table:table-cell>
          <table:table-cell office:value-type="float" office:value="-57.368" calcext:value-type="float">
            <text:p>-57,368</text:p>
          </table:table-cell>
          <table:table-cell office:value-type="float" office:value="20.294" calcext:value-type="float">
            <text:p>20,294</text:p>
          </table:table-cell>
          <table:table-cell office:value-type="float" office:value="10.669" calcext:value-type="float">
            <text:p>10,66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5.754" calcext:value-type="float">
            <text:p>-25,754</text:p>
          </table:table-cell>
          <table:table-cell office:value-type="float" office:value="-63.144" calcext:value-type="float">
            <text:p>-63,144</text:p>
          </table:table-cell>
          <table:table-cell office:value-type="float" office:value="-12.748" calcext:value-type="float">
            <text:p>-12,748</text:p>
          </table:table-cell>
          <table:table-cell office:value-type="float" office:value="-53.328" calcext:value-type="float">
            <text:p>-53,328</text:p>
          </table:table-cell>
          <table:table-cell office:value-type="float" office:value="9.869" calcext:value-type="float">
            <text:p>9,86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5.754" calcext:value-type="float">
            <text:p>-25,754</text:p>
          </table:table-cell>
          <table:table-cell office:value-type="float" office:value="-63.144" calcext:value-type="float">
            <text:p>-63,144</text:p>
          </table:table-cell>
          <table:table-cell office:value-type="float" office:value="-12.748" calcext:value-type="float">
            <text:p>-12,748</text:p>
          </table:table-cell>
          <table:table-cell office:value-type="float" office:value="-53.328" calcext:value-type="float">
            <text:p>-53,328</text:p>
          </table:table-cell>
          <table:table-cell office:value-type="float" office:value="9.869" calcext:value-type="float">
            <text:p>9,86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5.754" calcext:value-type="float">
            <text:p>-25,754</text:p>
          </table:table-cell>
          <table:table-cell office:value-type="float" office:value="-63.144" calcext:value-type="float">
            <text:p>-63,144</text:p>
          </table:table-cell>
          <table:table-cell office:value-type="float" office:value="-12.748" calcext:value-type="float">
            <text:p>-12,748</text:p>
          </table:table-cell>
          <table:table-cell office:value-type="float" office:value="-53.328" calcext:value-type="float">
            <text:p>-53,328</text:p>
          </table:table-cell>
          <table:table-cell office:value-type="float" office:value="9.869" calcext:value-type="float">
            <text:p>9,86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0.329" calcext:value-type="float">
            <text:p>-70,329</text:p>
          </table:table-cell>
          <table:table-cell office:value-type="float" office:value="12.368" calcext:value-type="float">
            <text:p>12,368</text:p>
          </table:table-cell>
          <table:table-cell office:value-type="float" office:value="-59.605" calcext:value-type="float">
            <text:p>-59,605</text:p>
          </table:table-cell>
          <table:table-cell office:value-type="float" office:value="35.462" calcext:value-type="float">
            <text:p>35,462</text:p>
          </table:table-cell>
          <table:table-cell office:value-type="float" office:value="10.31" calcext:value-type="float">
            <text:p>10,31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2.235" calcext:value-type="float">
            <text:p>-32,235</text:p>
          </table:table-cell>
          <table:table-cell office:value-type="float" office:value="-38.62" calcext:value-type="float">
            <text:p>-38,62</text:p>
          </table:table-cell>
          <table:table-cell office:value-type="float" office:value="-31.987" calcext:value-type="float">
            <text:p>-31,987</text:p>
          </table:table-cell>
          <table:table-cell office:value-type="float" office:value="-63.94" calcext:value-type="float">
            <text:p>-63,94</text:p>
          </table:table-cell>
          <table:table-cell office:value-type="float" office:value="9.968" calcext:value-type="float">
            <text:p>9,96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2.235" calcext:value-type="float">
            <text:p>-32,235</text:p>
          </table:table-cell>
          <table:table-cell office:value-type="float" office:value="-38.62" calcext:value-type="float">
            <text:p>-38,62</text:p>
          </table:table-cell>
          <table:table-cell office:value-type="float" office:value="-31.987" calcext:value-type="float">
            <text:p>-31,987</text:p>
          </table:table-cell>
          <table:table-cell office:value-type="float" office:value="-63.94" calcext:value-type="float">
            <text:p>-63,94</text:p>
          </table:table-cell>
          <table:table-cell office:value-type="float" office:value="9.968" calcext:value-type="float">
            <text:p>9,96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2.235" calcext:value-type="float">
            <text:p>-32,235</text:p>
          </table:table-cell>
          <table:table-cell office:value-type="float" office:value="-38.62" calcext:value-type="float">
            <text:p>-38,62</text:p>
          </table:table-cell>
          <table:table-cell office:value-type="float" office:value="-31.987" calcext:value-type="float">
            <text:p>-31,987</text:p>
          </table:table-cell>
          <table:table-cell office:value-type="float" office:value="-63.94" calcext:value-type="float">
            <text:p>-63,94</text:p>
          </table:table-cell>
          <table:table-cell office:value-type="float" office:value="9.968" calcext:value-type="float">
            <text:p>9,96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3.503" calcext:value-type="float">
            <text:p>-93,503</text:p>
          </table:table-cell>
          <table:table-cell office:value-type="float" office:value="-59.288" calcext:value-type="float">
            <text:p>-59,288</text:p>
          </table:table-cell>
          <table:table-cell office:value-type="float" office:value="-68.055" calcext:value-type="float">
            <text:p>-68,055</text:p>
          </table:table-cell>
          <table:table-cell office:value-type="float" office:value="-59.033" calcext:value-type="float">
            <text:p>-59,033</text:p>
          </table:table-cell>
          <table:table-cell office:value-type="float" office:value="12.568" calcext:value-type="float">
            <text:p>12,56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93.503" calcext:value-type="float">
            <text:p>-93,503</text:p>
          </table:table-cell>
          <table:table-cell office:value-type="float" office:value="-59.288" calcext:value-type="float">
            <text:p>-59,288</text:p>
          </table:table-cell>
          <table:table-cell office:value-type="float" office:value="-68.055" calcext:value-type="float">
            <text:p>-68,055</text:p>
          </table:table-cell>
          <table:table-cell office:value-type="float" office:value="-59.033" calcext:value-type="float">
            <text:p>-59,033</text:p>
          </table:table-cell>
          <table:table-cell office:value-type="float" office:value="12.568" calcext:value-type="float">
            <text:p>12,56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3.503" calcext:value-type="float">
            <text:p>-93,503</text:p>
          </table:table-cell>
          <table:table-cell office:value-type="float" office:value="-59.288" calcext:value-type="float">
            <text:p>-59,288</text:p>
          </table:table-cell>
          <table:table-cell office:value-type="float" office:value="-68.055" calcext:value-type="float">
            <text:p>-68,055</text:p>
          </table:table-cell>
          <table:table-cell office:value-type="float" office:value="-59.033" calcext:value-type="float">
            <text:p>-59,033</text:p>
          </table:table-cell>
          <table:table-cell office:value-type="float" office:value="12.568" calcext:value-type="float">
            <text:p>12,56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93.503" calcext:value-type="float">
            <text:p>-93,503</text:p>
          </table:table-cell>
          <table:table-cell office:value-type="float" office:value="-59.288" calcext:value-type="float">
            <text:p>-59,288</text:p>
          </table:table-cell>
          <table:table-cell office:value-type="float" office:value="-68.055" calcext:value-type="float">
            <text:p>-68,055</text:p>
          </table:table-cell>
          <table:table-cell office:value-type="float" office:value="-59.033" calcext:value-type="float">
            <text:p>-59,033</text:p>
          </table:table-cell>
          <table:table-cell office:value-type="float" office:value="12.568" calcext:value-type="float">
            <text:p>12,56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41.472" calcext:value-type="float">
            <text:p>-41,472</text:p>
          </table:table-cell>
          <table:table-cell office:value-type="float" office:value="-50.09" calcext:value-type="float">
            <text:p>-50,09</text:p>
          </table:table-cell>
          <table:table-cell office:value-type="float" office:value="-53.865" calcext:value-type="float">
            <text:p>-53,865</text:p>
          </table:table-cell>
          <table:table-cell office:value-type="float" office:value="-23.134" calcext:value-type="float">
            <text:p>-23,134</text:p>
          </table:table-cell>
          <table:table-cell office:value-type="float" office:value="9.814" calcext:value-type="float">
            <text:p>9,814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1.472" calcext:value-type="float">
            <text:p>-41,472</text:p>
          </table:table-cell>
          <table:table-cell office:value-type="float" office:value="-50.09" calcext:value-type="float">
            <text:p>-50,09</text:p>
          </table:table-cell>
          <table:table-cell office:value-type="float" office:value="-53.865" calcext:value-type="float">
            <text:p>-53,865</text:p>
          </table:table-cell>
          <table:table-cell office:value-type="float" office:value="-23.134" calcext:value-type="float">
            <text:p>-23,134</text:p>
          </table:table-cell>
          <table:table-cell office:value-type="float" office:value="9.814" calcext:value-type="float">
            <text:p>9,814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41.472" calcext:value-type="float">
            <text:p>-41,472</text:p>
          </table:table-cell>
          <table:table-cell office:value-type="float" office:value="-50.09" calcext:value-type="float">
            <text:p>-50,09</text:p>
          </table:table-cell>
          <table:table-cell office:value-type="float" office:value="-53.865" calcext:value-type="float">
            <text:p>-53,865</text:p>
          </table:table-cell>
          <table:table-cell office:value-type="float" office:value="-23.134" calcext:value-type="float">
            <text:p>-23,134</text:p>
          </table:table-cell>
          <table:table-cell office:value-type="float" office:value="9.814" calcext:value-type="float">
            <text:p>9,814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1.472" calcext:value-type="float">
            <text:p>-41,472</text:p>
          </table:table-cell>
          <table:table-cell office:value-type="float" office:value="-50.09" calcext:value-type="float">
            <text:p>-50,09</text:p>
          </table:table-cell>
          <table:table-cell office:value-type="float" office:value="-53.865" calcext:value-type="float">
            <text:p>-53,865</text:p>
          </table:table-cell>
          <table:table-cell office:value-type="float" office:value="-23.134" calcext:value-type="float">
            <text:p>-23,134</text:p>
          </table:table-cell>
          <table:table-cell office:value-type="float" office:value="9.814" calcext:value-type="float">
            <text:p>9,814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1.912" calcext:value-type="float">
            <text:p>-21,912</text:p>
          </table:table-cell>
          <table:table-cell office:value-type="float" office:value="-47.232" calcext:value-type="float">
            <text:p>-47,232</text:p>
          </table:table-cell>
          <table:table-cell office:value-type="float" office:value="10.917" calcext:value-type="float">
            <text:p>10,917</text:p>
          </table:table-cell>
          <table:table-cell office:value-type="float" office:value="-100" calcext:value-type="float">
            <text:p>-100</text:p>
          </table:table-cell>
          <table:table-cell office:value-type="float" office:value="10.661" calcext:value-type="float">
            <text:p>10,661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1.912" calcext:value-type="float">
            <text:p>-21,912</text:p>
          </table:table-cell>
          <table:table-cell office:value-type="float" office:value="-47.232" calcext:value-type="float">
            <text:p>-47,232</text:p>
          </table:table-cell>
          <table:table-cell office:value-type="float" office:value="10.917" calcext:value-type="float">
            <text:p>10,917</text:p>
          </table:table-cell>
          <table:table-cell office:value-type="float" office:value="-100" calcext:value-type="float">
            <text:p>-100</text:p>
          </table:table-cell>
          <table:table-cell office:value-type="float" office:value="10.661" calcext:value-type="float">
            <text:p>10,661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1.912" calcext:value-type="float">
            <text:p>-21,912</text:p>
          </table:table-cell>
          <table:table-cell office:value-type="float" office:value="-47.232" calcext:value-type="float">
            <text:p>-47,232</text:p>
          </table:table-cell>
          <table:table-cell office:value-type="float" office:value="10.917" calcext:value-type="float">
            <text:p>10,917</text:p>
          </table:table-cell>
          <table:table-cell office:value-type="float" office:value="-100" calcext:value-type="float">
            <text:p>-100</text:p>
          </table:table-cell>
          <table:table-cell office:value-type="float" office:value="10.661" calcext:value-type="float">
            <text:p>10,661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1.912" calcext:value-type="float">
            <text:p>-21,912</text:p>
          </table:table-cell>
          <table:table-cell office:value-type="float" office:value="-47.232" calcext:value-type="float">
            <text:p>-47,232</text:p>
          </table:table-cell>
          <table:table-cell office:value-type="float" office:value="10.917" calcext:value-type="float">
            <text:p>10,917</text:p>
          </table:table-cell>
          <table:table-cell office:value-type="float" office:value="-100" calcext:value-type="float">
            <text:p>-100</text:p>
          </table:table-cell>
          <table:table-cell office:value-type="float" office:value="10.661" calcext:value-type="float">
            <text:p>10,661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1.912" calcext:value-type="float">
            <text:p>-21,912</text:p>
          </table:table-cell>
          <table:table-cell office:value-type="float" office:value="-47.232" calcext:value-type="float">
            <text:p>-47,232</text:p>
          </table:table-cell>
          <table:table-cell office:value-type="float" office:value="10.917" calcext:value-type="float">
            <text:p>10,917</text:p>
          </table:table-cell>
          <table:table-cell office:value-type="float" office:value="-100" calcext:value-type="float">
            <text:p>-100</text:p>
          </table:table-cell>
          <table:table-cell office:value-type="float" office:value="10.661" calcext:value-type="float">
            <text:p>10,661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6.971" calcext:value-type="float">
            <text:p>-36,971</text:p>
          </table:table-cell>
          <table:table-cell office:value-type="float" office:value="-48.441" calcext:value-type="float">
            <text:p>-48,441</text:p>
          </table:table-cell>
          <table:table-cell office:value-type="float" office:value="-25.44" calcext:value-type="float">
            <text:p>-25,44</text:p>
          </table:table-cell>
          <table:table-cell office:value-type="float" office:value="-17.928" calcext:value-type="float">
            <text:p>-17,928</text:p>
          </table:table-cell>
          <table:table-cell office:value-type="float" office:value="8.529" calcext:value-type="float">
            <text:p>8,52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6.971" calcext:value-type="float">
            <text:p>-36,971</text:p>
          </table:table-cell>
          <table:table-cell office:value-type="float" office:value="-48.441" calcext:value-type="float">
            <text:p>-48,441</text:p>
          </table:table-cell>
          <table:table-cell office:value-type="float" office:value="-25.44" calcext:value-type="float">
            <text:p>-25,44</text:p>
          </table:table-cell>
          <table:table-cell office:value-type="float" office:value="-17.928" calcext:value-type="float">
            <text:p>-17,928</text:p>
          </table:table-cell>
          <table:table-cell office:value-type="float" office:value="8.529" calcext:value-type="float">
            <text:p>8,52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6.971" calcext:value-type="float">
            <text:p>-36,971</text:p>
          </table:table-cell>
          <table:table-cell office:value-type="float" office:value="-48.441" calcext:value-type="float">
            <text:p>-48,441</text:p>
          </table:table-cell>
          <table:table-cell office:value-type="float" office:value="-25.44" calcext:value-type="float">
            <text:p>-25,44</text:p>
          </table:table-cell>
          <table:table-cell office:value-type="float" office:value="-17.928" calcext:value-type="float">
            <text:p>-17,928</text:p>
          </table:table-cell>
          <table:table-cell office:value-type="float" office:value="8.529" calcext:value-type="float">
            <text:p>8,52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6.971" calcext:value-type="float">
            <text:p>-36,971</text:p>
          </table:table-cell>
          <table:table-cell office:value-type="float" office:value="-48.441" calcext:value-type="float">
            <text:p>-48,441</text:p>
          </table:table-cell>
          <table:table-cell office:value-type="float" office:value="-25.44" calcext:value-type="float">
            <text:p>-25,44</text:p>
          </table:table-cell>
          <table:table-cell office:value-type="float" office:value="-17.928" calcext:value-type="float">
            <text:p>-17,928</text:p>
          </table:table-cell>
          <table:table-cell office:value-type="float" office:value="8.529" calcext:value-type="float">
            <text:p>8,52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6.971" calcext:value-type="float">
            <text:p>-36,971</text:p>
          </table:table-cell>
          <table:table-cell office:value-type="float" office:value="-48.441" calcext:value-type="float">
            <text:p>-48,441</text:p>
          </table:table-cell>
          <table:table-cell office:value-type="float" office:value="-25.44" calcext:value-type="float">
            <text:p>-25,44</text:p>
          </table:table-cell>
          <table:table-cell office:value-type="float" office:value="-17.928" calcext:value-type="float">
            <text:p>-17,928</text:p>
          </table:table-cell>
          <table:table-cell office:value-type="float" office:value="8.529" calcext:value-type="float">
            <text:p>8,52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6.971" calcext:value-type="float">
            <text:p>-36,971</text:p>
          </table:table-cell>
          <table:table-cell office:value-type="float" office:value="-48.441" calcext:value-type="float">
            <text:p>-48,441</text:p>
          </table:table-cell>
          <table:table-cell office:value-type="float" office:value="-25.44" calcext:value-type="float">
            <text:p>-25,44</text:p>
          </table:table-cell>
          <table:table-cell office:value-type="float" office:value="-17.928" calcext:value-type="float">
            <text:p>-17,928</text:p>
          </table:table-cell>
          <table:table-cell office:value-type="float" office:value="8.529" calcext:value-type="float">
            <text:p>8,529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.423" calcext:value-type="float">
            <text:p>19,423</text:p>
          </table:table-cell>
          <table:table-cell office:value-type="float" office:value="-22.569" calcext:value-type="float">
            <text:p>-22,569</text:p>
          </table:table-cell>
          <table:table-cell office:value-type="float" office:value="21.255" calcext:value-type="float">
            <text:p>21,255</text:p>
          </table:table-cell>
          <table:table-cell office:value-type="float" office:value="57.006" calcext:value-type="float">
            <text:p>57,006</text:p>
          </table:table-cell>
          <table:table-cell office:value-type="float" office:value="8.258" calcext:value-type="float">
            <text:p>8,25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.423" calcext:value-type="float">
            <text:p>19,423</text:p>
          </table:table-cell>
          <table:table-cell office:value-type="float" office:value="-22.569" calcext:value-type="float">
            <text:p>-22,569</text:p>
          </table:table-cell>
          <table:table-cell office:value-type="float" office:value="21.255" calcext:value-type="float">
            <text:p>21,255</text:p>
          </table:table-cell>
          <table:table-cell office:value-type="float" office:value="57.006" calcext:value-type="float">
            <text:p>57,006</text:p>
          </table:table-cell>
          <table:table-cell office:value-type="float" office:value="8.258" calcext:value-type="float">
            <text:p>8,25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.423" calcext:value-type="float">
            <text:p>19,423</text:p>
          </table:table-cell>
          <table:table-cell office:value-type="float" office:value="-22.569" calcext:value-type="float">
            <text:p>-22,569</text:p>
          </table:table-cell>
          <table:table-cell office:value-type="float" office:value="21.255" calcext:value-type="float">
            <text:p>21,255</text:p>
          </table:table-cell>
          <table:table-cell office:value-type="float" office:value="57.006" calcext:value-type="float">
            <text:p>57,006</text:p>
          </table:table-cell>
          <table:table-cell office:value-type="float" office:value="8.258" calcext:value-type="float">
            <text:p>8,25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.423" calcext:value-type="float">
            <text:p>19,423</text:p>
          </table:table-cell>
          <table:table-cell office:value-type="float" office:value="-22.569" calcext:value-type="float">
            <text:p>-22,569</text:p>
          </table:table-cell>
          <table:table-cell office:value-type="float" office:value="21.255" calcext:value-type="float">
            <text:p>21,255</text:p>
          </table:table-cell>
          <table:table-cell office:value-type="float" office:value="57.006" calcext:value-type="float">
            <text:p>57,006</text:p>
          </table:table-cell>
          <table:table-cell office:value-type="float" office:value="8.258" calcext:value-type="float">
            <text:p>8,25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.423" calcext:value-type="float">
            <text:p>19,423</text:p>
          </table:table-cell>
          <table:table-cell office:value-type="float" office:value="-22.569" calcext:value-type="float">
            <text:p>-22,569</text:p>
          </table:table-cell>
          <table:table-cell office:value-type="float" office:value="21.255" calcext:value-type="float">
            <text:p>21,255</text:p>
          </table:table-cell>
          <table:table-cell office:value-type="float" office:value="57.006" calcext:value-type="float">
            <text:p>57,006</text:p>
          </table:table-cell>
          <table:table-cell office:value-type="float" office:value="8.258" calcext:value-type="float">
            <text:p>8,25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.423" calcext:value-type="float">
            <text:p>19,423</text:p>
          </table:table-cell>
          <table:table-cell office:value-type="float" office:value="-22.569" calcext:value-type="float">
            <text:p>-22,569</text:p>
          </table:table-cell>
          <table:table-cell office:value-type="float" office:value="21.255" calcext:value-type="float">
            <text:p>21,255</text:p>
          </table:table-cell>
          <table:table-cell office:value-type="float" office:value="57.006" calcext:value-type="float">
            <text:p>57,006</text:p>
          </table:table-cell>
          <table:table-cell office:value-type="float" office:value="8.258" calcext:value-type="float">
            <text:p>8,25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.423" calcext:value-type="float">
            <text:p>19,423</text:p>
          </table:table-cell>
          <table:table-cell office:value-type="float" office:value="-22.569" calcext:value-type="float">
            <text:p>-22,569</text:p>
          </table:table-cell>
          <table:table-cell office:value-type="float" office:value="21.255" calcext:value-type="float">
            <text:p>21,255</text:p>
          </table:table-cell>
          <table:table-cell office:value-type="float" office:value="57.006" calcext:value-type="float">
            <text:p>57,006</text:p>
          </table:table-cell>
          <table:table-cell office:value-type="float" office:value="8.258" calcext:value-type="float">
            <text:p>8,25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0.522" calcext:value-type="float">
            <text:p>-30,522</text:p>
          </table:table-cell>
          <table:table-cell office:value-type="float" office:value="-22.423" calcext:value-type="float">
            <text:p>-22,423</text:p>
          </table:table-cell>
          <table:table-cell office:value-type="float" office:value="-32.24" calcext:value-type="float">
            <text:p>-32,24</text:p>
          </table:table-cell>
          <table:table-cell office:value-type="float" office:value="-30.949" calcext:value-type="float">
            <text:p>-30,949</text:p>
          </table:table-cell>
          <table:table-cell office:value-type="float" office:value="8.095" calcext:value-type="float">
            <text:p>8,095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0.522" calcext:value-type="float">
            <text:p>-30,522</text:p>
          </table:table-cell>
          <table:table-cell office:value-type="float" office:value="-22.423" calcext:value-type="float">
            <text:p>-22,423</text:p>
          </table:table-cell>
          <table:table-cell office:value-type="float" office:value="-32.24" calcext:value-type="float">
            <text:p>-32,24</text:p>
          </table:table-cell>
          <table:table-cell office:value-type="float" office:value="-30.949" calcext:value-type="float">
            <text:p>-30,949</text:p>
          </table:table-cell>
          <table:table-cell office:value-type="float" office:value="8.095" calcext:value-type="float">
            <text:p>8,095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0.522" calcext:value-type="float">
            <text:p>-30,522</text:p>
          </table:table-cell>
          <table:table-cell office:value-type="float" office:value="-22.423" calcext:value-type="float">
            <text:p>-22,423</text:p>
          </table:table-cell>
          <table:table-cell office:value-type="float" office:value="-32.24" calcext:value-type="float">
            <text:p>-32,24</text:p>
          </table:table-cell>
          <table:table-cell office:value-type="float" office:value="-30.949" calcext:value-type="float">
            <text:p>-30,949</text:p>
          </table:table-cell>
          <table:table-cell office:value-type="float" office:value="8.095" calcext:value-type="float">
            <text:p>8,095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0.522" calcext:value-type="float">
            <text:p>-30,522</text:p>
          </table:table-cell>
          <table:table-cell office:value-type="float" office:value="-22.423" calcext:value-type="float">
            <text:p>-22,423</text:p>
          </table:table-cell>
          <table:table-cell office:value-type="float" office:value="-32.24" calcext:value-type="float">
            <text:p>-32,24</text:p>
          </table:table-cell>
          <table:table-cell office:value-type="float" office:value="-30.949" calcext:value-type="float">
            <text:p>-30,949</text:p>
          </table:table-cell>
          <table:table-cell office:value-type="float" office:value="8.095" calcext:value-type="float">
            <text:p>8,095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0.522" calcext:value-type="float">
            <text:p>-30,522</text:p>
          </table:table-cell>
          <table:table-cell office:value-type="float" office:value="-22.423" calcext:value-type="float">
            <text:p>-22,423</text:p>
          </table:table-cell>
          <table:table-cell office:value-type="float" office:value="-32.24" calcext:value-type="float">
            <text:p>-32,24</text:p>
          </table:table-cell>
          <table:table-cell office:value-type="float" office:value="-30.949" calcext:value-type="float">
            <text:p>-30,949</text:p>
          </table:table-cell>
          <table:table-cell office:value-type="float" office:value="8.095" calcext:value-type="float">
            <text:p>8,095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0.522" calcext:value-type="float">
            <text:p>-30,522</text:p>
          </table:table-cell>
          <table:table-cell office:value-type="float" office:value="-22.423" calcext:value-type="float">
            <text:p>-22,423</text:p>
          </table:table-cell>
          <table:table-cell office:value-type="float" office:value="-32.24" calcext:value-type="float">
            <text:p>-32,24</text:p>
          </table:table-cell>
          <table:table-cell office:value-type="float" office:value="-30.949" calcext:value-type="float">
            <text:p>-30,949</text:p>
          </table:table-cell>
          <table:table-cell office:value-type="float" office:value="8.095" calcext:value-type="float">
            <text:p>8,095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0.522" calcext:value-type="float">
            <text:p>-30,522</text:p>
          </table:table-cell>
          <table:table-cell office:value-type="float" office:value="-22.423" calcext:value-type="float">
            <text:p>-22,423</text:p>
          </table:table-cell>
          <table:table-cell office:value-type="float" office:value="-32.24" calcext:value-type="float">
            <text:p>-32,24</text:p>
          </table:table-cell>
          <table:table-cell office:value-type="float" office:value="-30.949" calcext:value-type="float">
            <text:p>-30,949</text:p>
          </table:table-cell>
          <table:table-cell office:value-type="float" office:value="8.095" calcext:value-type="float">
            <text:p>8,095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6.252" calcext:value-type="float">
            <text:p>-46,252</text:p>
          </table:table-cell>
          <table:table-cell office:value-type="float" office:value="-55.933" calcext:value-type="float">
            <text:p>-55,933</text:p>
          </table:table-cell>
          <table:table-cell office:value-type="float" office:value="-53.571" calcext:value-type="float">
            <text:p>-53,571</text:p>
          </table:table-cell>
          <table:table-cell office:value-type="float" office:value="-45.206" calcext:value-type="float">
            <text:p>-45,206</text:p>
          </table:table-cell>
          <table:table-cell office:value-type="float" office:value="10.288" calcext:value-type="float">
            <text:p>10,28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6.252" calcext:value-type="float">
            <text:p>-46,252</text:p>
          </table:table-cell>
          <table:table-cell office:value-type="float" office:value="-55.933" calcext:value-type="float">
            <text:p>-55,933</text:p>
          </table:table-cell>
          <table:table-cell office:value-type="float" office:value="-53.571" calcext:value-type="float">
            <text:p>-53,571</text:p>
          </table:table-cell>
          <table:table-cell office:value-type="float" office:value="-45.206" calcext:value-type="float">
            <text:p>-45,206</text:p>
          </table:table-cell>
          <table:table-cell office:value-type="float" office:value="10.288" calcext:value-type="float">
            <text:p>10,28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6.252" calcext:value-type="float">
            <text:p>-46,252</text:p>
          </table:table-cell>
          <table:table-cell office:value-type="float" office:value="-55.933" calcext:value-type="float">
            <text:p>-55,933</text:p>
          </table:table-cell>
          <table:table-cell office:value-type="float" office:value="-53.571" calcext:value-type="float">
            <text:p>-53,571</text:p>
          </table:table-cell>
          <table:table-cell office:value-type="float" office:value="-45.206" calcext:value-type="float">
            <text:p>-45,206</text:p>
          </table:table-cell>
          <table:table-cell office:value-type="float" office:value="10.288" calcext:value-type="float">
            <text:p>10,28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6.252" calcext:value-type="float">
            <text:p>-46,252</text:p>
          </table:table-cell>
          <table:table-cell office:value-type="float" office:value="-55.933" calcext:value-type="float">
            <text:p>-55,933</text:p>
          </table:table-cell>
          <table:table-cell office:value-type="float" office:value="-53.571" calcext:value-type="float">
            <text:p>-53,571</text:p>
          </table:table-cell>
          <table:table-cell office:value-type="float" office:value="-45.206" calcext:value-type="float">
            <text:p>-45,206</text:p>
          </table:table-cell>
          <table:table-cell office:value-type="float" office:value="10.288" calcext:value-type="float">
            <text:p>10,28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6.252" calcext:value-type="float">
            <text:p>-46,252</text:p>
          </table:table-cell>
          <table:table-cell office:value-type="float" office:value="-55.933" calcext:value-type="float">
            <text:p>-55,933</text:p>
          </table:table-cell>
          <table:table-cell office:value-type="float" office:value="-53.571" calcext:value-type="float">
            <text:p>-53,571</text:p>
          </table:table-cell>
          <table:table-cell office:value-type="float" office:value="-45.206" calcext:value-type="float">
            <text:p>-45,206</text:p>
          </table:table-cell>
          <table:table-cell office:value-type="float" office:value="10.288" calcext:value-type="float">
            <text:p>10,28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6.252" calcext:value-type="float">
            <text:p>-46,252</text:p>
          </table:table-cell>
          <table:table-cell office:value-type="float" office:value="-55.933" calcext:value-type="float">
            <text:p>-55,933</text:p>
          </table:table-cell>
          <table:table-cell office:value-type="float" office:value="-53.571" calcext:value-type="float">
            <text:p>-53,571</text:p>
          </table:table-cell>
          <table:table-cell office:value-type="float" office:value="-45.206" calcext:value-type="float">
            <text:p>-45,206</text:p>
          </table:table-cell>
          <table:table-cell office:value-type="float" office:value="10.288" calcext:value-type="float">
            <text:p>10,28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6.252" calcext:value-type="float">
            <text:p>-46,252</text:p>
          </table:table-cell>
          <table:table-cell office:value-type="float" office:value="-55.933" calcext:value-type="float">
            <text:p>-55,933</text:p>
          </table:table-cell>
          <table:table-cell office:value-type="float" office:value="-53.571" calcext:value-type="float">
            <text:p>-53,571</text:p>
          </table:table-cell>
          <table:table-cell office:value-type="float" office:value="-45.206" calcext:value-type="float">
            <text:p>-45,206</text:p>
          </table:table-cell>
          <table:table-cell office:value-type="float" office:value="10.288" calcext:value-type="float">
            <text:p>10,28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6.252" calcext:value-type="float">
            <text:p>-46,252</text:p>
          </table:table-cell>
          <table:table-cell office:value-type="float" office:value="-55.933" calcext:value-type="float">
            <text:p>-55,933</text:p>
          </table:table-cell>
          <table:table-cell office:value-type="float" office:value="-53.571" calcext:value-type="float">
            <text:p>-53,571</text:p>
          </table:table-cell>
          <table:table-cell office:value-type="float" office:value="-45.206" calcext:value-type="float">
            <text:p>-45,206</text:p>
          </table:table-cell>
          <table:table-cell office:value-type="float" office:value="10.288" calcext:value-type="float">
            <text:p>10,28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8.648" calcext:value-type="float">
            <text:p>-58,648</text:p>
          </table:table-cell>
          <table:table-cell office:value-type="float" office:value="-77.012" calcext:value-type="float">
            <text:p>-77,012</text:p>
          </table:table-cell>
          <table:table-cell office:value-type="float" office:value="-92.2" calcext:value-type="float">
            <text:p>-92,2</text:p>
          </table:table-cell>
          <table:table-cell office:value-type="float" office:value="-53.29" calcext:value-type="float">
            <text:p>-53,29</text:p>
          </table:table-cell>
          <table:table-cell office:value-type="float" office:value="11.997" calcext:value-type="float">
            <text:p>11,997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8.648" calcext:value-type="float">
            <text:p>-58,648</text:p>
          </table:table-cell>
          <table:table-cell office:value-type="float" office:value="-77.012" calcext:value-type="float">
            <text:p>-77,012</text:p>
          </table:table-cell>
          <table:table-cell office:value-type="float" office:value="-92.2" calcext:value-type="float">
            <text:p>-92,2</text:p>
          </table:table-cell>
          <table:table-cell office:value-type="float" office:value="-53.29" calcext:value-type="float">
            <text:p>-53,29</text:p>
          </table:table-cell>
          <table:table-cell office:value-type="float" office:value="11.997" calcext:value-type="float">
            <text:p>11,997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8.648" calcext:value-type="float">
            <text:p>-58,648</text:p>
          </table:table-cell>
          <table:table-cell office:value-type="float" office:value="-77.012" calcext:value-type="float">
            <text:p>-77,012</text:p>
          </table:table-cell>
          <table:table-cell office:value-type="float" office:value="-92.2" calcext:value-type="float">
            <text:p>-92,2</text:p>
          </table:table-cell>
          <table:table-cell office:value-type="float" office:value="-53.29" calcext:value-type="float">
            <text:p>-53,29</text:p>
          </table:table-cell>
          <table:table-cell office:value-type="float" office:value="11.997" calcext:value-type="float">
            <text:p>11,997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58.648" calcext:value-type="float">
            <text:p>-58,648</text:p>
          </table:table-cell>
          <table:table-cell office:value-type="float" office:value="-77.012" calcext:value-type="float">
            <text:p>-77,012</text:p>
          </table:table-cell>
          <table:table-cell office:value-type="float" office:value="-92.2" calcext:value-type="float">
            <text:p>-92,2</text:p>
          </table:table-cell>
          <table:table-cell office:value-type="float" office:value="-53.29" calcext:value-type="float">
            <text:p>-53,29</text:p>
          </table:table-cell>
          <table:table-cell office:value-type="float" office:value="11.997" calcext:value-type="float">
            <text:p>11,997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58.648" calcext:value-type="float">
            <text:p>-58,648</text:p>
          </table:table-cell>
          <table:table-cell office:value-type="float" office:value="-77.012" calcext:value-type="float">
            <text:p>-77,012</text:p>
          </table:table-cell>
          <table:table-cell office:value-type="float" office:value="-92.2" calcext:value-type="float">
            <text:p>-92,2</text:p>
          </table:table-cell>
          <table:table-cell office:value-type="float" office:value="-53.29" calcext:value-type="float">
            <text:p>-53,29</text:p>
          </table:table-cell>
          <table:table-cell office:value-type="float" office:value="11.997" calcext:value-type="float">
            <text:p>11,997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58.648" calcext:value-type="float">
            <text:p>-58,648</text:p>
          </table:table-cell>
          <table:table-cell office:value-type="float" office:value="-77.012" calcext:value-type="float">
            <text:p>-77,012</text:p>
          </table:table-cell>
          <table:table-cell office:value-type="float" office:value="-92.2" calcext:value-type="float">
            <text:p>-92,2</text:p>
          </table:table-cell>
          <table:table-cell office:value-type="float" office:value="-53.29" calcext:value-type="float">
            <text:p>-53,29</text:p>
          </table:table-cell>
          <table:table-cell office:value-type="float" office:value="11.997" calcext:value-type="float">
            <text:p>11,997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58.648" calcext:value-type="float">
            <text:p>-58,648</text:p>
          </table:table-cell>
          <table:table-cell office:value-type="float" office:value="-77.012" calcext:value-type="float">
            <text:p>-77,012</text:p>
          </table:table-cell>
          <table:table-cell office:value-type="float" office:value="-92.2" calcext:value-type="float">
            <text:p>-92,2</text:p>
          </table:table-cell>
          <table:table-cell office:value-type="float" office:value="-53.29" calcext:value-type="float">
            <text:p>-53,29</text:p>
          </table:table-cell>
          <table:table-cell office:value-type="float" office:value="11.997" calcext:value-type="float">
            <text:p>11,997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5.9" calcext:value-type="float">
            <text:p>-75,9</text:p>
          </table:table-cell>
          <table:table-cell office:value-type="float" office:value="-19.128" calcext:value-type="float">
            <text:p>-19,128</text:p>
          </table:table-cell>
          <table:table-cell office:value-type="float" office:value="-52.354" calcext:value-type="float">
            <text:p>-52,354</text:p>
          </table:table-cell>
          <table:table-cell office:value-type="float" office:value="-32.474" calcext:value-type="float">
            <text:p>-32,474</text:p>
          </table:table-cell>
          <table:table-cell office:value-type="float" office:value="10.258" calcext:value-type="float">
            <text:p>10,25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5.9" calcext:value-type="float">
            <text:p>-75,9</text:p>
          </table:table-cell>
          <table:table-cell office:value-type="float" office:value="-19.128" calcext:value-type="float">
            <text:p>-19,128</text:p>
          </table:table-cell>
          <table:table-cell office:value-type="float" office:value="-52.354" calcext:value-type="float">
            <text:p>-52,354</text:p>
          </table:table-cell>
          <table:table-cell office:value-type="float" office:value="-32.474" calcext:value-type="float">
            <text:p>-32,474</text:p>
          </table:table-cell>
          <table:table-cell office:value-type="float" office:value="10.258" calcext:value-type="float">
            <text:p>10,258</text:p>
          </table:table-cell>
          <table:table-cell office:value-type="float" office:value="9.591" calcext:value-type="float">
            <text:p>9,591</text:p>
          </table:table-cell>
          <table:table-cell office:value-type="float" office:value="2.264" calcext:value-type="float">
            <text:p>2,2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.00.0000</text:date>, <text:time style:data-style-name="N2" text:time-value="00:19:49.831187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00:32:33.067775147</dc:date>
    <dc:creator>Jacek Hojczak</dc:creator>
    <meta:generator>LibreOffice/4.2.6.2$Linux_X86_64 LibreOffice_project/420$Build-2</meta:generator>
    <meta:editing-duration>P0D</meta:editing-duration>
    <meta:editing-cycles>1</meta:editing-cycles>
    <meta:document-statistic meta:table-count="1" meta:cell-count="818" meta:object-count="0"/>
  </office:meta>
</office:document-meta>
</file>